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Standard">
      <style:table-properties style:width="15.258cm" fo:margin-left="-0.161cm" fo:margin-top="1.907cm" fo:margin-bottom="0cm" style:page-number="1" table:align="left" style:writing-mode="lr-tb"/>
    </style:style>
    <style:style style:name="Table1.A" style:family="table-column">
      <style:table-column-properties style:column-width="4.787cm"/>
    </style:style>
    <style:style style:name="Table1.B" style:family="table-column">
      <style:table-column-properties style:column-width="5.145cm"/>
    </style:style>
    <style:style style:name="Table1.C" style:family="table-column">
      <style:table-column-properties style:column-width="5.325cm"/>
    </style:style>
    <style:style style:name="Table1.1" style:family="table-row">
      <style:table-row-properties style:min-row-height="0.854cm" fo:keep-together="auto"/>
    </style:style>
    <style:style style:name="Table1.A1" style:family="table-cell">
      <style:table-cell-properties style:vertical-align="middle" fo:padding-left="0.152cm" fo:padding-right="0.152cm" fo:padding-top="0cm" fo:padding-bottom="0cm" fo:border-left="0.5pt solid #999999" fo:border-right="none" fo:border-top="none" fo:border-bottom="none" style:writing-mode="lr-tb"/>
    </style:style>
    <style:style style:name="Table1.C1" style:family="table-cell">
      <style:table-cell-properties style:vertical-align="middle" fo:padding-left="0.152cm" fo:padding-right="0.152cm" fo:padding-top="0cm" fo:padding-bottom="0cm" fo:border-left="0.5pt solid #999999" fo:border-right="0.5pt solid #999999" fo:border-top="none" fo:border-bottom="none" style:writing-mode="lr-tb"/>
    </style:style>
    <style:style style:name="P1" style:family="paragraph" style:parent-style-name="Heading">
      <style:text-properties fo:language="es" fo:country="ES"/>
    </style:style>
    <style:style style:name="P2" style:family="paragraph" style:parent-style-name="Company_20_Information">
      <style:paragraph-properties style:snap-to-layout-grid="false"/>
    </style:style>
    <style:style style:name="P3" style:family="paragraph" style:parent-style-name="Company_20_Information">
      <style:text-properties fo:language="es" fo:country="ES" officeooo:rsid="0005cdb5" officeooo:paragraph-rsid="0005cdb5"/>
    </style:style>
    <style:style style:name="P4" style:family="paragraph" style:parent-style-name="Inside_20_Title">
      <style:text-properties fo:language="es" fo:country="ES"/>
    </style:style>
    <style:style style:name="P5" style:family="paragraph" style:parent-style-name="Inside_20_Title">
      <style:text-properties fo:language="pt" fo:country="BR"/>
    </style:style>
    <style:style style:name="P6" style:family="paragraph" style:parent-style-name="Inside_20_Title">
      <style:paragraph-properties fo:break-before="page"/>
      <style:text-properties fo:language="es" fo:country="ES"/>
    </style:style>
    <style:style style:name="P7" style:family="paragraph" style:parent-style-name="Inside_20_Title" style:master-page-name="Convert_20_1">
      <style:paragraph-properties style:page-number="1"/>
      <style:text-properties fo:language="es" fo:country="ES"/>
    </style:style>
    <style:style style:name="P8" style:family="paragraph" style:parent-style-name="Heading_20_1">
      <style:text-properties fo:language="es" fo:country="ES"/>
    </style:style>
    <style:style style:name="P9" style:family="paragraph" style:parent-style-name="Heading_20_1">
      <style:text-properties fo:language="es" fo:country="ES" officeooo:paragraph-rsid="0005cdb5"/>
    </style:style>
    <style:style style:name="P10" style:family="paragraph" style:parent-style-name="Heading_20_1">
      <style:text-properties fo:language="pt" fo:country="BR"/>
    </style:style>
    <style:style style:name="P11" style:family="paragraph" style:parent-style-name="Subtitle">
      <style:text-properties fo:language="es" fo:country="ES"/>
    </style:style>
    <style:style style:name="P12" style:family="paragraph" style:parent-style-name="Standard">
      <style:text-properties fo:language="es" fo:country="ES"/>
    </style:style>
    <style:style style:name="P13" style:family="paragraph" style:parent-style-name="Standard">
      <style:text-properties fo:language="es" fo:country="ES" style:font-size-complex="10pt"/>
    </style:style>
    <style:style style:name="P14" style:family="paragraph" style:parent-style-name="Standard">
      <style:text-properties fo:language="es" fo:country="ES" fo:font-weight="bold" style:font-weight-asian="bold"/>
    </style:style>
    <style:style style:name="P15" style:family="paragraph" style:parent-style-name="Standard">
      <style:text-properties fo:language="es" fo:country="ES" fo:font-weight="bold" style:font-weight-asian="bold" style:font-weight-complex="bold"/>
    </style:style>
    <style:style style:name="P16" style:family="paragraph" style:parent-style-name="Standard">
      <style:text-properties fo:language="es" fo:country="ES" officeooo:rsid="0005cdb5" officeooo:paragraph-rsid="0005cdb5"/>
    </style:style>
    <style:style style:name="P17" style:family="paragraph" style:parent-style-name="Standard">
      <style:text-properties fo:language="es" fo:country="ES" officeooo:rsid="0007aae8" officeooo:paragraph-rsid="0007aae8"/>
    </style:style>
    <style:style style:name="P18" style:family="paragraph" style:parent-style-name="Standard">
      <style:text-properties fo:language="es" fo:country="ES" officeooo:paragraph-rsid="0007aae8"/>
    </style:style>
    <style:style style:name="P19" style:family="paragraph" style:parent-style-name="Standard">
      <style:text-properties fo:language="pt" fo:country="BR"/>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fo:font-size="9pt" fo:language="es" fo:country="ES" fo:font-weight="bold" style:font-size-asian="9pt" style:font-weight-asian="bold"/>
    </style:style>
    <style:style style:name="P22" style:family="paragraph" style:parent-style-name="Standard">
      <style:text-properties fo:font-size="20pt" style:font-size-asian="20pt" style:font-size-complex="10pt"/>
    </style:style>
    <style:style style:name="P23" style:family="paragraph" style:parent-style-name="Standard">
      <style:paragraph-properties fo:line-height="0.229cm"/>
      <style:text-properties fo:font-size="20pt" style:font-size-asian="20pt" style:font-size-complex="10pt"/>
    </style:style>
    <style:style style:name="P24" style:family="paragraph" style:parent-style-name="Standard">
      <style:text-properties officeooo:paragraph-rsid="0005cdb5"/>
    </style:style>
    <style:style style:name="P25" style:family="paragraph" style:parent-style-name="Standard">
      <style:text-properties officeooo:paragraph-rsid="0007aae8"/>
    </style:style>
    <style:style style:name="P26" style:family="paragraph" style:parent-style-name="Standard">
      <style:paragraph-properties fo:margin-left="0cm" fo:margin-right="0cm" fo:text-indent="1.27cm" style:auto-text-indent="false"/>
      <style:text-properties fo:language="pt" fo:country="BR"/>
    </style:style>
    <style:style style:name="P27" style:family="paragraph" style:parent-style-name="Standard">
      <style:paragraph-properties fo:break-before="page"/>
      <style:text-properties fo:language="es" fo:country="ES"/>
    </style:style>
    <style:style style:name="P28" style:family="paragraph">
      <loext:graphic-properties draw:fill="solid" draw:fill-color="#e5e5e5"/>
      <style:paragraph-properties style:writing-mode="lr-tb"/>
    </style:style>
    <style:style style:name="T1" style:family="text">
      <style:text-properties fo:language="es" fo:country="ES"/>
    </style:style>
    <style:style style:name="T2" style:family="text">
      <style:text-properties fo:language="es" fo:country="ES" officeooo:rsid="0005cdb5" style:font-name-asian="Verdana"/>
    </style:style>
    <style:style style:name="T3" style:family="text">
      <style:text-properties fo:language="es" fo:country="ES" officeooo:rsid="0005cdb5" style:font-name-asian="Verdana" style:language-complex="en" style:country-complex="US"/>
    </style:style>
    <style:style style:name="T4" style:family="text">
      <style:text-properties fo:language="es" fo:country="ES" officeooo:rsid="0007aae8" style:font-name-asian="Verdana" style:language-complex="en" style:country-complex="US"/>
    </style:style>
    <style:style style:name="T5" style:family="text">
      <style:text-properties fo:language="es" fo:country="ES" officeooo:rsid="0007aae8" style:font-name-asian="Verdana"/>
    </style:style>
    <style:style style:name="T6" style:family="text">
      <style:text-properties fo:language="es" fo:country="ES" officeooo:rsid="0005cdb5"/>
    </style:style>
    <style:style style:name="T7" style:family="text">
      <style:text-properties fo:language="es" fo:country="ES" officeooo:rsid="0005cdb5" style:language-complex="en" style:country-complex="US"/>
    </style:style>
    <style:style style:name="T8" style:family="text">
      <style:text-properties fo:language="es" fo:country="ES" officeooo:rsid="0007aae8" style:language-complex="en" style:country-complex="US"/>
    </style:style>
    <style:style style:name="T9" style:family="text">
      <style:text-properties fo:language="es" fo:country="ES" officeooo:rsid="0007aae8"/>
    </style:style>
    <style:style style:name="T10" style:family="text">
      <style:text-properties style:font-size-complex="10pt"/>
    </style:style>
    <style:style style:name="T11" style:family="text">
      <style:text-properties style:font-name-asian="Verdana"/>
    </style:style>
    <style:style style:name="T12" style:family="text">
      <style:text-properties fo:language="pt" fo:country="BR"/>
    </style:style>
    <style:style style:name="T13" style:family="text">
      <style:text-properties fo:language="pt" fo:country="BR" officeooo:rsid="0005cdb5"/>
    </style:style>
    <style:style style:name="T14" style:family="text">
      <style:text-properties fo:language="pt" fo:country="BR" officeooo:rsid="0005cdb5" style:language-complex="en" style:country-complex="US"/>
    </style:style>
    <style:style style:name="T15" style:family="text">
      <style:text-properties fo:language="pt" fo:country="BR" officeooo:rsid="0007aae8"/>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font-size="9pt" fo:font-weight="bold" style:font-size-asian="9pt" style:font-weight-asian="bold"/>
    </style:style>
    <style:style style:name="T19" style:family="text">
      <style:text-properties officeooo:rsid="0005cdb5"/>
    </style:style>
    <style:style style:name="T20" style:family="text">
      <style:text-properties officeooo:rsid="0007aae8"/>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padding="0.002cm" fo:border="none"/>
    </style:style>
    <text:list-style style:name="L1" text:consecutive-numbering="true">
      <text:list-level-style-bullet text:level="1" text:style-name="WW8NumSt2z0" style:num-prefix="*" text:bullet-char="">
        <style:list-level-properties text:list-level-position-and-space-mode="label-alignment">
          <style:list-level-label-alignment text:label-followed-by="listtab" text:list-tab-stop-position="0.212cm" fo:text-indent="-0.212cm" fo:margin-left="3.38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e5e5e5" draw:textarea-horizontal-align="left" draw:textarea-vertical-align="top" draw:auto-grow-height="false" fo:min-height="0.388cm" fo:min-width="18.168cm"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
          </table:table-cell>
          <table:table-cell table:style-name="Table1.A1" office:value-type="string">
            <text:p text:style-name="P3">Tomas</text:p>
            <text:p text:style-name="P3">Sergio Sanchez Montes</text:p>
          </table:table-cell>
          <table:table-cell table:style-name="Table1.C1" office:value-type="string">
            <text:p text:style-name="Company_20_Information"><text:a xlink:type="simple" xlink:href="mailto:Correo1@estudiante.uam.es" text:style-name="Internet_20_link" text:visited-style-name="Visited_20_Internet_20_Link"><text:span text:style-name="Company_20_Information_20_Italic_20_Char">Correo1@estudiante.uam.es</text:span></text:a></text:p>
            <text:p text:style-name="Company_20_Information"><text:span text:style-name="Company_20_Information_20_Italic_20_Char">Correo2@estudiante.uam.es</text:span></text:p>
          </table:table-cell>
        </table:table-row>
      </table:table>
      <text:p text:style-name="P1">DOCUMENTO DE ANÁLISIS DE REQUISITOS</text:p>
      <text:p text:style-name="P11">Aplicación: <text:span text:style-name="T19">Airtst</text:span></text:p>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FECHA: &lt;FECHA&gt;</text:p>
      <text:p text:style-name="P7">1. Introducción</text:p>
      <text:h text:style-name="P9" text:outline-level="1">1.1 Propósito del sistema</text:h>
      <text:p text:style-name="Standard"><text:span text:style-name="T19"><text:s/></text:span></text:p>
      <text:p text:style-name="P16">Debido al aumento de la demanda por parte de los usuarios de los alojamientos de alquiler, vamos a crear una aplicación para acercar al arrendador y al arrendatario. </text:p>
      <text:h text:style-name="P8" text:outline-level="1">1.2 áMBITO del sistema</text:h>
      <text:p text:style-name="P12"/>
      <text:p text:style-name="P16">Este sistema permitirá a usuarios -tanto registrados como no registrados- acceder a una una base de datos de viviendas en alquiler y filtrarlas según diversas características. La aplicación tendrá simplemente el papel de intermediario entre las dos partes, es decir, no se tratará de una plataforma de búsqueda de ofertas ni un comparador de precios de viviendas de alquiler. </text:p>
      <text:p text:style-name="P12"/>
      <text:h text:style-name="P8" text:outline-level="1">1.3 OBJETIVOS y criterios de éxito del proyecto</text:h>
      <text:p text:style-name="P12"/>
      <text:p text:style-name="P16">El objetivo esencial del sistema es conectar de manera sencilla a los dos tipos de usuarios registrados en la aplicación. Sabremos que este objetivo se ha cumplido si ambos, a través de los servicios que proporciona nuestro software, llegan a firmar cualquiera de los dos tipos de contrato de alquiler disponibles: alojamiento o residencia vacacional.</text:p>
      <text:p text:style-name="P12"/>
      <text:h text:style-name="P8" text:outline-level="1">1.4 definiciones, acrónimos y abreviaturas</text:h>
      <text:p text:style-name="P12"/>
      <text:p text:style-name="P12">Lista con términos técnicos y abreviaturas que se usarán en el resto del documento.</text:p>
      <text:p text:style-name="P12"/>
      <text:p text:style-name="P6">2. Descripción del sistema</text:p>
      <text:h text:style-name="P8" text:outline-level="1">2.1 requisitos funcionales</text:h>
      <text:p text:style-name="P12">Tipos de usuario y descripción de las funciones que puede realizar cada uno de ellos.</text:p>
      <text:p text:style-name="P17"><text:tab/>2.1.1 Usuario no registrado</text:p>
      <text:p text:style-name="P18"><text:span text:style-name="T20"><text:tab/>2.1.2 Usuario registrado </text:span></text:p>
      <text:p text:style-name="P25"><text:span text:style-name="T1"><text:tab/><text:tab/>2.1.</text:span><text:span text:style-name="T9">2</text:span><text:span text:style-name="T1">.</text:span><text:span text:style-name="T9">1</text:span><text:span text:style-name="T1"> </text:span><text:span text:style-name="T6">Arrendador</text:span></text:p>
      <text:p text:style-name="P25"><text:span text:style-name="T2"><text:s text:c="2"/><text:tab/><text:tab/><text:tab/>2.1.</text:span><text:span text:style-name="T5">2</text:span><text:span text:style-name="T2">.</text:span><text:span text:style-name="T5">1.</text:span><text:span text:style-name="T6">1. </text:span><text:span text:style-name="T13">Registrar una vivienda</text:span></text:p>
      <text:p text:style-name="P25"><text:span text:style-name="T2"><text:s text:c="2"/><text:tab/><text:tab/><text:tab/>2.1.</text:span><text:span text:style-name="T5">2</text:span><text:span text:style-name="T2">.</text:span><text:span text:style-name="T5">1.</text:span><text:span text:style-name="T9">2</text:span><text:span text:style-name="T6">. </text:span><text:span text:style-name="T15">Eliminar una vivienda registrada por él/ella</text:span></text:p>
      <text:p text:style-name="P25"><text:span text:style-name="T2"><text:s text:c="2"/><text:tab/><text:tab/><text:tab/>2.1.</text:span><text:span text:style-name="T5">2</text:span><text:span text:style-name="T2">.</text:span><text:span text:style-name="T5">1.</text:span><text:span text:style-name="T9">3</text:span><text:span text:style-name="T6">. </text:span><text:span text:style-name="T13">Editar las características de sus viviendas registradas</text:span></text:p>
      <text:p text:style-name="P25"><text:span text:style-name="T2"><text:s/><text:tab/><text:tab/><text:tab/>2.1.</text:span><text:span text:style-name="T5">2</text:span><text:span text:style-name="T2">.</text:span><text:span text:style-name="T5">1.</text:span><text:span text:style-name="T9">4</text:span><text:span text:style-name="T6">. Acceder a la información de las viviendas, tanto las registradas por él/ella, como las publicadas por otros usuarios.</text:span></text:p>
      <text:p text:style-name="P19"/>
      <text:p text:style-name="P24"><text:span text:style-name="T1"><text:tab/><text:tab/>2.1.</text:span><text:span text:style-name="T6">2.</text:span><text:span text:style-name="T9">2</text:span><text:span text:style-name="T6"> Arrendatario</text:span></text:p>
      <text:p text:style-name="P25"><text:span text:style-name="T3"><text:s text:c="2"/><text:tab/><text:tab/><text:tab/>2.1.2.</text:span><text:span text:style-name="T4">2.</text:span><text:span text:style-name="T7">1. </text:span><text:span text:style-name="T14">Explorar las diferentes viviendas registradas en la </text:span><text:span text:style-name="T7">base de datos.</text:span></text:p>
      <text:p text:style-name="P25"><text:span text:style-name="T3"><text:s/><text:tab/><text:tab/><text:tab/>2.1.2.</text:span><text:span text:style-name="T4">2</text:span><text:span text:style-name="T7">.2. Reservar una vivienda</text:span></text:p>
      <text:p text:style-name="P25"><text:span text:style-name="T3"><text:s text:c="2"/><text:tab/><text:tab/><text:tab/>2.1.2.</text:span><text:span text:style-name="T4">2</text:span><text:span text:style-name="T7">.</text:span><text:span text:style-name="T8">3</text:span><text:span text:style-name="T7">. </text:span><text:span text:style-name="T8">Cancelar una reserva</text:span></text:p>
      <text:p text:style-name="P25"><text:span text:style-name="T3"><text:tab/><text:tab/><text:tab/>2.1.2.</text:span><text:span text:style-name="T4">2</text:span><text:span text:style-name="T7">.</text:span><text:span text:style-name="T8">4</text:span><text:span text:style-name="T7">. </text:span><text:span text:style-name="T8">Filtrar viviendas en función de diversas características.</text:span></text:p>
      <text:p text:style-name="P25"><text:span text:style-name="T8"><text:tab/><text:tab/>2.1.2.3 Gerente</text:span></text:p>
      <text:p text:style-name="P25"><text:span text:style-name="T8"><text:tab/><text:tab/><text:tab/>2.1.2.3.1. Tiene</text:span></text:p>
      <text:p text:style-name="P25"><text:span text:style-name="T8"><text:tab/></text:span></text:p>
      <text:p text:style-name="P26"><text:span text:style-name="T11"/></text:p>
      <text:h text:style-name="P8" text:outline-level="1">2.2 requisitos NO funcionales</text:h>
      <text:p text:style-name="P12">Descripción de los requisitos no funcionales, categorizados por tipo (rendimiento, fiabilidad, etc).</text:p>
      <text:p text:style-name="P12"/>
      <text:p text:style-name="P27"/>
      <text:p text:style-name="P5">3. Casos de Uso</text:p>
      <text:h text:style-name="P10" text:outline-level="1">3.1 diagrama de casos de uso</text:h>
      <text:p text:style-name="P19">El diagrama de casos de uso del sistema</text:p>
      <text:h text:style-name="Heading_20_1" text:outline-level="1"><text:span text:style-name="T12">3.2 DEScripcion de </text:span><text:span text:style-name="T1">los casos de uso</text:span></text:h>
      <text:p text:style-name="P12">Detalle de los casos de uso del sistema (elige al menos 3). Utiliza la siguiente plantilla:</text:p>
      <text:p text:style-name="P12"/>
      <text:p text:style-name="P21">3.2.1. CASO DE USO &lt;NOMBRE&gt;</text:p>
      <text:p text:style-name="P12"><text:span text:style-name="T16">Actor Primario:</text:span> </text:p>
      <text:p text:style-name="P12">&lt;Lista de actores primarios&gt;</text:p>
      <text:p text:style-name="P12"><text:span text:style-name="T16">Interesados y Objetivos:</text:span> </text:p>
      <text:p text:style-name="P12">&lt;Lista de interesados y objetivos&gt;</text:p>
      <text:p text:style-name="P12"><text:span text:style-name="T16">Precondiciones:</text:span> </text:p>
      <text:p text:style-name="P12">&lt;situación necesaria para que el caso de uso pueda darse&gt;</text:p>
      <text:p text:style-name="P14">Garantía de éxito (Postcondiciones): </text:p>
      <text:p text:style-name="P12">&lt;descripción de las postcondiciones&gt;</text:p>
      <text:p text:style-name="P14">Escenario Principal de Éxito: </text:p>
      <text:p text:style-name="P12">&lt;Interacciones del escenario, numeradas&gt;</text:p>
      <text:p text:style-name="P14">Extensiones (Flujos alternativos):</text:p>
      <text:p text:style-name="P12">&lt;Escenarios excepcionales&gt;</text:p>
      <text:p text:style-name="P14">Requisitos Especiales:</text:p>
      <text:p text:style-name="P12">&lt;Lista de requisitos, probablemente no funcionales&gt;</text:p>
      <text:p text:style-name="P15">Lista de variaciones de tecnología y datos:</text:p>
      <text:p text:style-name="P12">&lt;Lista de distintas opciones tecnológicas para la funcionalidad del caso de uso&gt;</text:p>
      <text:p text:style-name="P15">Frecuencia de ocurrencia:</text:p>
      <text:p text:style-name="P12">&lt;Estimación&gt;</text:p>
      <text:p text:style-name="P15">Temas abiertos:</text:p>
      <text:p text:style-name="P12">&lt;Cuestiones que están abiertas y se plantean para resolución futura, o para considerarse en futuras versiones de la aplicación&gt;</text:p>
      <text:p text:style-name="P12"/>
      <text:p text:style-name="P12"/>
      <text:p text:style-name="P6">4. Maquetas</text:p>
      <text:p text:style-name="P12">Imágenes de las maquetas de la aplicación a construir, y cómo se navega entre ellas.</text:p>
      <text:p text:style-name="P4"/>
      <text:p text:style-name="P4"/>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fo:orphans="2" fo:widows="2" style:writing-mode="lr-tb"/>
      <style:text-properties style:use-window-font-color="true" style:font-name="Verdana" fo:font-family="Verdana" style:font-family-generic="swiss" style:font-pitch="variable" fo:font-size="8.5pt" fo:language="en" fo:country="US" style:font-name-asian="Times New Roman" style:font-family-asian="'Times New Roman'" style:font-family-generic-asian="roman" style:font-pitch-asian="variable" style:font-size-asian="8.5pt" style:font-name-complex="Verdana" style:font-family-complex="Verdana" style:font-family-generic-complex="swiss" style:font-pitch-complex="variable" style:font-size-complex="8.5pt" style:language-complex="en" style:country-complex="US"/>
    </style:style>
    <style:style style:name="Heading" style:family="paragraph" style:parent-style-name="Standard" style:next-style-name="Text_20_body" style:class="text">
      <style:paragraph-properties fo:margin-top="3.528cm" fo:margin-bottom="0cm" loext:contextual-spacing="false"/>
      <style:text-properties fo:text-transform="uppercase" fo:font-size="20pt" fo:font-weight="bold" style:font-size-asian="20pt" style:font-weight-asian="bold" style:font-size-complex="20pt"/>
    </style:style>
    <style:style style:name="Text_20_body" style:display-name="Text body" style:family="paragraph" style:parent-style-name="Standard" style:class="text">
      <style:paragraph-properties fo:margin-top="0cm" fo:margin-bottom="0.353cm" loext:contextual-spacing="false" fo:line-height="0.423cm"/>
      <style:text-properties style:font-name="Tahoma" fo:font-family="Tahoma" style:font-family-generic="swiss" style:font-pitch="variable" fo:letter-spacing="0.018cm" style:font-name-complex="Tahoma" style:font-family-complex="Tahoma"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071cm" loext:contextual-spacing="false" fo:line-height="100%" fo:keep-with-next="always"/>
      <style:text-properties fo:text-transform="uppercase" fo:font-size="10pt" fo:font-weight="bold" style:font-size-asian="10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Standard" style:next-style-name="Standard" style:default-outline-level="2" style:class="text">
      <style:paragraph-properties fo:margin-left="0.635cm" fo:margin-right="0cm" fo:margin-top="0.212cm" fo:margin-bottom="0.071cm" loext:contextual-spacing="false" fo:line-height="100%" fo:text-indent="0cm" style:auto-text-indent="false" fo:keep-with-next="always"/>
      <style:text-properties fo:font-weight="bold" style:font-weight-asian="bold" style:font-name-complex="Times New Roman" style:font-family-complex="'Times New Roman'" style:font-family-generic-complex="roman" style:font-pitch-complex="variable"/>
    </style:style>
    <style:style style:name="Heading_20_3" style:display-name="Heading 3" style:family="paragraph" style:parent-style-name="Heading_20_2" style:next-style-name="Standard" style:default-outline-level="3" style:class="text"/>
    <style:style style:name="Heading_20_4" style:display-name="Heading 4" style:family="paragraph" style:parent-style-name="Standard" style:next-style-name="Standard" style:default-outline-level="4" style:class="text">
      <style:paragraph-properties fo:margin-top="0cm" fo:margin-bottom="0.423cm" loext:contextual-spacing="false" style:line-height-at-least="0.423cm" fo:keep-together="always" fo:keep-with-next="always"/>
      <style:text-properties fo:font-size="11pt" fo:letter-spacing="-0.007cm" style:letter-kerning="true" style:font-size-asian="11pt" style:font-name-complex="Times New Roman" style:font-family-complex="'Times New Roman'" style:font-family-generic-complex="roman" style:font-pitch-complex="variable" style:font-size-complex="11pt"/>
    </style:style>
    <style:style style:name="Heading_20_5" style:display-name="Heading 5" style:family="paragraph" style:parent-style-name="Standard" style:next-style-name="Standard" style:default-outline-level="5" style:class="text">
      <style:paragraph-properties fo:margin-left="2.54cm" fo:margin-right="0cm" style:line-height-at-least="0.423cm" fo:keep-together="always" fo:text-indent="0cm" style:auto-text-indent="false" fo:keep-with-next="always"/>
      <style:text-properties fo:letter-spacing="-0.007cm" style:letter-kerning="tru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left="2.54cm" fo:margin-right="0cm" fo:margin-top="0.247cm" fo:margin-bottom="0cm" loext:contextual-spacing="false" style:line-height-at-least="0.388cm" fo:keep-together="always" fo:text-indent="0cm" style:auto-text-indent="false" fo:keep-with-next="always"/>
      <style:text-properties fo:letter-spacing="-0.007cm" fo:font-style="italic" style:letter-kerning="true"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247cm" fo:margin-bottom="0cm" loext:contextual-spacing="false" style:line-height-at-least="0.388cm" fo:keep-together="always" fo:keep-with-next="always"/>
      <style:text-properties fo:letter-spacing="-0.007cm" style:letter-kerning="true"/>
    </style:style>
    <style:style style:name="Heading_20_8" style:display-name="Heading 8" style:family="paragraph" style:parent-style-name="Standard" style:next-style-name="Standard" style:default-outline-level="8" style:class="text">
      <style:paragraph-properties fo:margin-top="0.247cm" fo:margin-bottom="0cm" loext:contextual-spacing="false" style:line-height-at-least="0.388cm" fo:keep-together="always" fo:keep-with-next="always"/>
      <style:text-properties fo:font-size="9pt" fo:letter-spacing="-0.007cm" fo:font-style="italic" style:letter-kerning="true" style:font-size-asian="9pt" style:font-style-asian="italic" style:font-size-complex="9pt"/>
    </style:style>
    <style:style style:name="Heading_20_9" style:display-name="Heading 9" style:family="paragraph" style:parent-style-name="Standard" style:next-style-name="Standard" style:default-outline-level="9" style:class="text">
      <style:paragraph-properties fo:margin-top="0.247cm" fo:margin-bottom="0cm" loext:contextual-spacing="false" style:line-height-at-least="0.388cm" fo:keep-together="always" fo:keep-with-next="always"/>
      <style:text-properties fo:font-size="9pt" fo:letter-spacing="-0.007cm" style:letter-kerning="true" style:font-size-asian="9pt" style:font-size-complex="9pt"/>
    </style:style>
    <style:style style:name="Index_20_1" style:display-name="Index 1" style:family="paragraph" style:parent-style-name="Standard" style:class="index"/>
    <style:style style:name="Index_20_2" style:display-name="Index 2" style:family="paragraph" style:parent-style-name="Standard" style:class="index">
      <style:paragraph-properties fo:margin-left="1.27cm" fo:margin-right="0cm" fo:text-indent="0cm" style:auto-text-indent="false"/>
    </style:style>
    <style:style style:name="Index_20_3" style:display-name="Index 3" style:family="paragraph" style:parent-style-name="Standard" style:class="index"/>
    <style:style style:name="Índice_20_4" style:display-name="Índice 4" style:family="paragraph" style:parent-style-name="Standard">
      <style:paragraph-properties fo:margin-left="2.54cm" fo:margin-right="0cm" fo:text-indent="0cm" style:auto-text-indent="false"/>
    </style:style>
    <style:style style:name="Índice_20_5" style:display-name="Índice 5" style:family="paragraph" style:parent-style-name="Standard">
      <style:paragraph-properties fo:margin-left="3.175cm" fo:margin-right="0cm" fo:text-indent="0cm" style:auto-text-indent="false"/>
    </style:style>
    <style:style style:name="Contents_20_1" style:display-name="Contents 1" style:family="paragraph" style:parent-style-name="Standard" style:class="index">
      <style:text-properties fo:letter-spacing="-0.007cm"/>
    </style:style>
    <style:style style:name="Contents_20_2" style:display-name="Contents 2" style:family="paragraph" style:parent-style-name="Standard" style:class="index">
      <style:paragraph-properties fo:margin-left="0.635cm" fo:margin-right="0cm" fo:text-indent="0cm" style:auto-text-indent="false"/>
    </style:style>
    <style:style style:name="Contents_20_3" style:display-name="Contents 3" style:family="paragraph" style:parent-style-name="Standard" style:class="index">
      <style:paragraph-properties fo:margin-left="0.635cm" fo:margin-right="0cm" fo:text-indent="0cm" style:auto-text-indent="false"/>
    </style:style>
    <style:style style:name="Contents_20_4" style:display-name="Contents 4" style:family="paragraph" style:parent-style-name="Standard" style:class="index">
      <style:paragraph-properties fo:margin-left="0.635cm" fo:margin-right="0cm" fo:text-indent="0cm" style:auto-text-indent="false"/>
    </style:style>
    <style:style style:name="Contents_20_5" style:display-name="Contents 5" style:family="paragraph" style:parent-style-name="Standard" style:class="index">
      <style:paragraph-properties fo:margin-left="0.635cm" fo:margin-right="0cm" fo:text-indent="0cm" style:auto-text-indent="false"/>
    </style:style>
    <style:style style:name="Footnote" style:family="paragraph" style:parent-style-name="Standard" style:class="extra"/>
    <style:style style:name="Texto_20_comentario" style:display-name="Texto comentario" style:family="paragraph" style:parent-style-name="Standard"/>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Index_20_Heading" style:display-name="Index Heading" style:family="paragraph" style:parent-style-name="Standard" style:next-style-name="Index_20_1" style:class="index">
      <style:paragraph-properties style:line-height-at-least="0.847cm"/>
      <style:text-properties style:font-name="Arial Black" fo:font-family="'Arial Black'" style:font-family-generic="swiss" style:font-pitch="variable" fo:font-size="12pt" style:font-size-asian="12pt" style:font-name-complex="Arial Black" style:font-family-complex="'Arial Black'" style:font-family-generic-complex="swiss" style:font-pitch-complex="variable" style:font-size-complex="12pt"/>
    </style:style>
    <style:style style:name="Epígrafe" style:family="paragraph" style:parent-style-name="Standard" style:next-style-name="Standard" style:list-style-name="_37_2352948321231667771">
      <style:paragraph-properties fo:margin-top="0.106cm" fo:margin-bottom="0.423cm" loext:contextual-spacing="false" style:line-height-at-least="0.388cm" fo:keep-with-next="always"/>
      <style:text-properties style:font-name="Arial Narrow" fo:font-family="'Arial Narrow'" style:font-family-generic="swiss" style:font-pitch="variable" fo:font-size="9pt" style:font-size-asian="9pt" style:font-name-complex="Arial Narrow" style:font-family-complex="'Arial Narrow'" style:font-family-generic-complex="swiss" style:font-pitch-complex="variable" style:font-size-complex="9pt"/>
    </style:style>
    <style:style style:name="Tabla_20_de_20_ilustraciones" style:display-name="Tabla de ilustraciones" style:family="paragraph" style:parent-style-name="Standard">
      <style:paragraph-properties fo:margin-left="2.54cm" fo:margin-right="0cm" fo:text-indent="-0.635cm" style:auto-text-indent="false"/>
    </style:style>
    <style:style style:name="Endnote" style:family="paragraph" style:parent-style-name="Standard" style:class="extra"/>
    <style:style style:name="Texto_20_con_20_sangría" style:display-name="Texto con sangría" style:family="paragraph" style:parent-style-name="Standard">
      <style:paragraph-properties fo:margin-left="2.54cm" fo:margin-right="0cm" fo:text-indent="-0.635cm" style:auto-text-indent="false">
        <style:tab-stops>
          <style:tab-stop style:position="13.335cm" style:type="right" style:leader-style="dotted" style:leader-text="."/>
        </style:tab-stops>
      </style:paragraph-properties>
    </style:style>
    <style:style style:name="Encabezado_20_de_20_lista" style:display-name="Encabezado de lista" style:family="paragraph" style:parent-style-name="Standard" style:next-style-name="Texto_20_con_20_sangría">
      <style:paragraph-properties style:line-height-at-least="0.847cm" fo:keep-with-next="always"/>
      <style:text-properties style:font-name="Arial Black" fo:font-family="'Arial Black'" style:font-family-generic="swiss" style:font-pitch="variable" fo:letter-spacing="-0.018cm" fo:font-weight="bold" style:letter-kerning="true" style:font-weight-asian="bold" style:font-name-complex="Arial Black" style:font-family-complex="'Arial Black'" style:font-family-generic-complex="swiss" style:font-pitch-complex="variable"/>
    </style:style>
    <style:style style:name="Subtitle" style:family="paragraph" style:parent-style-name="Standard" style:next-style-name="Text_20_body" style:class="chapter">
      <style:text-properties fo:font-size="12pt" fo:font-style="italic" style:font-size-asian="12pt" style:font-style-asian="italic" style:font-size-complex="12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pany_20_Information" style:display-name="Company Information" style:family="paragraph" style:parent-style-name="Standard">
      <style:paragraph-properties fo:line-height="100%"/>
      <style:text-properties fo:color="#808080" fo:font-size="7.5pt" style:font-size-asian="7.5pt" style:font-size-complex="7.5pt"/>
    </style:style>
    <style:style style:name="Inside_20_Title" style:display-name="Inside Title" style:family="paragraph" style:parent-style-name="Standard">
      <style:paragraph-properties fo:margin-top="4.233cm" fo:margin-bottom="0cm" loext:contextual-spacing="false" fo:line-height="100%" fo:keep-with-next="always"/>
      <style:text-properties fo:font-size="16pt" fo:font-weight="bold" style:font-size-asian="16pt" style:font-weight-asian="bold" style:font-size-complex="16pt"/>
    </style:style>
    <style:style style:name="Inside_20_Subtitle" style:display-name="Inside Subtitle" style:family="paragraph" style:parent-style-name="Standard">
      <style:paragraph-properties fo:margin-top="0cm" fo:margin-bottom="0.353cm" loext:contextual-spacing="false" fo:line-height="100%"/>
      <style:text-properties fo:font-size="12pt" fo:font-style="italic" style:font-size-asian="12pt" style:font-style-asian="italic" style:font-size-complex="12pt"/>
    </style:style>
    <style:style style:name="Bulleted_20_List" style:display-name="Bulleted List" style:family="paragraph" style:parent-style-name="Standard" style:list-style-name="WW8Num3">
      <style:paragraph-properties fo:margin-top="0cm" fo:margin-bottom="0.141cm" loext:contextual-spacing="true"/>
    </style:style>
    <style:style style:name="Numbered_20_List" style:display-name="Numbered List" style:family="paragraph" style:parent-style-name="Standard" style:list-style-name="WW8Num2">
      <style:paragraph-properties fo:margin-top="0cm" fo:margin-bottom="0.141cm" loext:contextual-spacing="true"/>
    </style:style>
    <style:style style:name="Block_20_Quotation" style:display-name="Block Quotation" style:family="paragraph" style:parent-style-name="Standard">
      <style:paragraph-properties fo:margin-left="1.27cm" fo:margin-right="0cm" fo:margin-top="0.141cm" fo:margin-bottom="0.141cm" loext:contextual-spacing="false" fo:text-indent="0cm" style:auto-text-indent="false"/>
      <style:text-properties fo:letter-spacing="-0.018cm"/>
    </style:style>
    <style:style style:name="Table_20_Caption" style:display-name="Table Caption" style:family="paragraph" style:parent-style-name="Standard">
      <style:paragraph-properties fo:margin-left="0.635cm" fo:margin-right="0cm" fo:margin-top="0.141cm" fo:margin-bottom="0.212cm" loext:contextual-spacing="false" fo:text-indent="0cm" style:auto-text-indent="false"/>
      <style:text-properties fo:font-size="7.5pt" fo:font-style="italic" style:font-size-asian="7.5pt" style:font-style-asian="italic" style:font-size-complex="7.5pt"/>
    </style:style>
    <style:style style:name="Table_20_Text" style:display-name="Table Text" style:family="paragraph" style:parent-style-name="Standard">
      <style:text-properties fo:font-size="7.5pt" style:font-size-asian="7.5pt" style:font-size-complex="7.5pt"/>
    </style:style>
    <style:style style:name="Table_20_Text_20_Bold" style:display-name="Table Text Bold" style:family="paragraph" style:parent-style-name="Table_20_Text">
      <style:text-properties fo:font-weight="bold" style:font-weight-asian="bold"/>
    </style:style>
    <style:style style:name="Indented_20_Body_20_Text" style:display-name="Indented Body Text" style:family="paragraph" style:parent-style-name="Standard">
      <style:paragraph-properties fo:margin-left="0.635cm" fo:margin-right="0cm" fo:margin-top="0cm" fo:margin-bottom="0.141cm" loext:contextual-spacing="false" fo:text-indent="0cm" style:auto-text-indent="false"/>
    </style:style>
    <style:style style:name="Line_20_Space" style:display-name="Line Space" style:family="paragraph" style:parent-style-name="Standard">
      <style:paragraph-properties fo:line-height="100%"/>
      <style:text-properties fo:font-size="6pt" style:font-size-asian="6pt" style:font-size-complex="6pt"/>
    </style:style>
    <style:style style:name="Company_20_Information_20_Bold" style:display-name="Company Information Bold" style:family="paragraph" style:parent-style-name="Company_20_Information">
      <style:text-properties fo:font-weight="bold" style:font-weight-asian="bold"/>
    </style:style>
    <style:style style:name="Chapter" style:family="paragraph" style:parent-style-name="Standard">
      <style:paragraph-properties fo:margin-top="0.035cm" fo:margin-bottom="0cm" loext:contextual-spacing="false"/>
      <style:text-properties fo:text-transform="uppercase" fo:color="#808080" fo:font-size="7.5pt" style:font-size-asian="7.5pt" style:font-size-complex="7.5pt"/>
    </style:style>
    <style:style style:name="Chapter_20_Bold" style:display-name="Chapter Bold" style:family="paragraph" style:parent-style-name="Chapter">
      <style:text-properties fo:font-weight="bold" style:font-weight-asian="bold"/>
    </style:style>
    <style:style style:name="Company_20_Information_20_Italic" style:display-name="Company Information Italic" style:family="paragraph" style:parent-style-name="Company_20_Information">
      <style:text-properties fo:font-style="italic" style:font-style-asian="italic"/>
    </style:style>
    <style:style style:name="Bulleted_20_List_20_Bold" style:display-name="Bulleted List Bold" style:family="paragraph" style:parent-style-name="Bulleted_20_List">
      <style:text-properties fo:font-weight="bold" style:font-weight-asian="bold" style:font-weight-complex="bold"/>
    </style:style>
    <style:style style:name="Numbered_20_List_20_Bold" style:display-name="Numbered List Bold" style:family="paragraph" style:parent-style-name="Numbered_20_Lis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1z0" style:family="text"/>
    <style:style style:name="WW8Num2z0" style:family="text">
      <style:text-properties style:font-name="Verdana" fo:font-family="Verdana" style:font-family-generic="swiss" style:font-pitch="variable" fo:font-size="8pt" style:font-size-asian="8pt" style:font-name-complex="Verdana" style:font-family-complex="Verdana" style:font-family-generic-complex="swiss" style:font-pitch-complex="variable" style:font-size-complex="8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fo:font-size="8pt" style:font-size-asian="8pt" style:font-name-complex="Symbol" style:font-family-complex="Symbol" style:font-family-generic-complex="roman" style:font-pitch-complex="variable" style:font-size-complex="8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St2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style>
    <style:style style:name="Fuente_20_de_20_párrafo_20_predeter." style:display-name="Fuente de párrafo predeter." style:family="text"/>
    <style:style style:name="Body_20_Text_20_Char" style:display-name="Body Text Char" style:family="text">
      <style:text-properties style:font-name="Tahoma" fo:font-family="Tahoma" style:font-family-generic="swiss" style:font-pitch="variable" fo:font-size="8.5pt" fo:letter-spacing="0.018cm" fo:language="en" fo:country="US" style:font-size-asian="8.5pt" style:font-name-complex="Tahoma" style:font-family-complex="Tahoma" style:font-family-generic-complex="swiss" style:font-pitch-complex="variable" style:language-complex="en" style:country-complex="US"/>
    </style:style>
    <style:style style:name="Company_20_Information_20_Char" style:display-name="Company Information Char" style:family="text">
      <style:text-properties fo:color="#808080" style:font-name="Verdana" fo:font-family="Verdana" style:font-family-generic="swiss" style:font-pitch="variable" fo:font-size="7.5pt" fo:language="en" fo:country="US" style:font-size-asian="7.5pt" style:font-name-complex="Verdana" style:font-family-complex="Verdana" style:font-family-generic-complex="swiss" style:font-pitch-complex="variable" style:language-complex="en" style:country-complex="US"/>
    </style:style>
    <style:style style:name="Bulleted_20_List_20_Char" style:display-name="Bulleted List Char" style:family="text">
      <style:text-properties style:font-name="Verdana" fo:font-family="Verdana" style:font-family-generic="swiss" style:font-pitch="variable" fo:font-size="8.5pt" fo:language="en" fo:country="US" style:font-size-asian="8.5pt" style:font-name-complex="Verdana" style:font-family-complex="Verdana" style:font-family-generic-complex="swiss" style:font-pitch-complex="variable" style:language-complex="en" style:country-complex="US"/>
    </style:style>
    <style:style style:name="Numbered_20_List_20_Char" style:display-name="Numbered List Char" style:family="text">
      <style:text-properties style:font-name="Verdana" fo:font-family="Verdana" style:font-family-generic="swiss" style:font-pitch="variable" fo:font-size="8.5pt" fo:language="en" fo:country="US" style:font-size-asian="8.5pt" style:font-name-complex="Verdana" style:font-family-complex="Verdana" style:font-family-generic-complex="swiss" style:font-pitch-complex="variable" style:language-complex="en" style:country-complex="US"/>
    </style:style>
    <style:style style:name="Block_20_Quotation_20_Char" style:display-name="Block Quotation Char" style:family="text">
      <style:text-properties style:font-name="Verdana" fo:font-family="Verdana" style:font-family-generic="swiss" style:font-pitch="variable" fo:font-size="8.5pt" fo:letter-spacing="-0.018cm" fo:language="en" fo:country="US" style:font-size-asian="8.5pt" style:font-name-complex="Verdana" style:font-family-complex="Verdana" style:font-family-generic-complex="swiss" style:font-pitch-complex="variable" style:language-complex="en" style:country-complex="US"/>
    </style:style>
    <style:style style:name="Indented_20_Body_20_Text_20_Char" style:display-name="Indented Body Text Char" style:family="text">
      <style:text-properties style:font-name="Verdana" fo:font-family="Verdana" style:font-family-generic="swiss" style:font-pitch="variable" fo:font-size="8.5pt" fo:language="en" fo:country="US" style:font-size-asian="8.5pt" style:font-name-complex="Verdana" style:font-family-complex="Verdana" style:font-family-generic-complex="swiss" style:font-pitch-complex="variable" style:language-complex="en" style:country-complex="US"/>
    </style:style>
    <style:style style:name="Company_20_Information_20_Italic_20_Char" style:display-name="Company Information Italic Char" style:family="text">
      <style:text-properties fo:color="#808080" style:font-name="Verdana" fo:font-family="Verdana" style:font-family-generic="swiss" style:font-pitch="variable" fo:font-size="7.5pt" fo:language="en" fo:country="US" fo:font-style="italic" style:font-size-asian="7.5pt" style:font-style-asian="italic" style:font-name-complex="Verdana" style:font-family-complex="Verdana" style:font-family-generic-complex="swiss" style:font-pitch-complex="variable" style:language-complex="en" style:country-complex="US" style:font-style-complex="normal"/>
    </style:style>
    <style:style style:name="Bulleted_20_List_20_Bold_20_Char" style:display-name="Bulleted List Bold Char" style:family="text">
      <style:text-properties style:font-name="Verdana" fo:font-family="Verdana" style:font-family-generic="swiss" style:font-pitch="variable" fo:font-size="8.5pt" fo:language="en" fo:country="US" fo:font-weight="bold" style:font-size-asian="8.5pt" style:font-weight-asian="bold" style:font-name-complex="Verdana" style:font-family-complex="Verdana" style:font-family-generic-complex="swiss" style:font-pitch-complex="variable" style:language-complex="en" style:country-complex="US" style:font-weight-complex="bold"/>
    </style:style>
    <style:style style:name="Numbered_20_List_20_Bold_20_Char" style:display-name="Numbered List Bold Char" style:family="text">
      <style:text-properties style:font-name="Verdana" fo:font-family="Verdana" style:font-family-generic="swiss" style:font-pitch="variable" fo:font-size="8.5pt" fo:language="en" fo:country="US" fo:font-weight="bold" style:font-size-asian="8.5pt" style:font-weight-asian="bold" style:font-name-complex="Verdana" style:font-family-complex="Verdana" style:font-family-generic-complex="swiss" style:font-pitch-complex="variable" style:language-complex="en" style:country-complex="US" style:font-weight-complex="bold"/>
    </style:style>
    <style:style style:name="Footnote_20_Symbol" style:display-name="Footnote Symbol" style:family="text">
      <style:text-properties style:text-position="super 58%"/>
    </style:style>
    <style:style style:name="Ref._20_de_20_comentario" style:display-name="Ref. de comentario"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Endnote_20_Symbol" style:display-name="Endnote Symbol" style:family="text">
      <style:text-properties style:text-position="super 58%"/>
    </style:style>
    <style:style style:name="Lead-in_20_Emphasis" style:display-name="Lead-in Emphasis" style:family="text">
      <style:text-properties style:font-name="Tahoma" fo:font-family="Tahoma" style:font-family-generic="swiss" style:font-pitch="variable" fo:letter-spacing="0.007cm" fo:language="en" fo:country="US" fo:font-weight="bold" style:letter-kerning="true" style:font-weight-asian="bold" style:font-name-complex="Tahoma" style:font-family-complex="Tahoma" style:font-family-generic-complex="swiss" style:font-pitch-complex="variable" style:language-complex="en" style:country-complex="US" style:font-weight-complex="normal"/>
    </style:style>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loext:graphic-properties draw:fill="solid" draw:fill-color="#e5e5e5"/>
      <style:paragraph-properties style:writing-mode="lr-tb"/>
    </style:style>
    <style:style style:name="MP2" style:family="paragraph" style:parent-style-name="Standard">
      <style:paragraph-properties fo:line-height="0.229cm"/>
      <style:text-properties fo:font-size="20pt" style:font-size-asian="20pt" style:font-size-complex="10pt"/>
    </style:style>
    <style:style style:name="MP3" style:family="paragraph" style:parent-style-name="Standard">
      <style:text-properties fo:font-size="20pt" style:font-size-asian="20pt" style:font-size-complex="10pt"/>
    </style:style>
    <style:style style:name="MP4" style:family="paragraph" style:parent-style-name="Standard">
      <style:text-properties fo:font-weight="bold" style:font-weight-asian="bold" style:font-weight-complex="bold"/>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padding="0.002cm" fo:border="none"/>
    </style:style>
    <style:style style:name="Mfr2"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none" draw:fill="solid" draw:fill-color="#e5e5e5" draw:textarea-horizontal-align="left" draw:textarea-vertical-align="top" draw:auto-grow-height="false" fo:min-height="0.388cm" fo:min-width="18.168cm"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style:style>
    <style:page-layout style:name="Mpm1">
      <style:page-layout-properties fo:page-width="21.001cm" fo:page-height="29.7cm" style:num-format="1" style:print-orientation="portrait" fo:margin-top="1.016cm" fo:margin-bottom="1.702cm" fo:margin-left="3.175cm" fo:margin-right="3.175cm" style:writing-mode="lr-tb" style:layout-grid-color="#c0c0c0" style:layout-grid-lines="42" style:layout-grid-base-height="0.635cm" style:layout-grid-ruby-height="0cm" style:layout-grid-mode="none" style:layout-grid-ruby-below="false" style:layout-grid-print="false" style:layout-grid-display="false" style:layout-grid-base-width="0.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254cm" fo:margin-bottom="0.155cm" style:dynamic-spacing="true"/>
      </style:header-style>
      <style:footer-style>
        <style:header-footer-properties fo:min-height="0.099cm" fo:margin-top="0cm" style:dynamic-spacing="true"/>
      </style:footer-style>
    </style:page-layout>
    <style:page-layout style:name="Mpm2">
      <style:page-layout-properties fo:page-width="21.001cm" fo:page-height="29.7cm" style:num-format="1" style:print-orientation="portrait" fo:margin-top="1.702cm" fo:margin-bottom="1.702cm" fo:margin-left="3.175cm" fo:margin-right="3.175cm" style:writing-mode="lr-tb" style:layout-grid-color="#c0c0c0" style:layout-grid-lines="41" style:layout-grid-base-height="0.635cm" style:layout-grid-ruby-height="0cm" style:layout-grid-mode="none" style:layout-grid-ruby-below="false" style:layout-grid-print="false" style:layout-grid-display="false" style:layout-grid-base-width="0.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bottom="0cm" style:dynamic-spacing="true"/>
      </style:header-style>
      <style:footer-style>
        <style:header-footer-properties fo:min-height="0.099cm" fo:margin-top="0cm" style:dynamic-spacing="true"/>
      </style:footer-style>
    </style:page-layout>
  </office:automatic-styles>
  <office:master-styles>
    <style:master-page style:name="Standard" style:page-layout-name="Mpm1">
      <style:header>
        <text:p text:style-name="Standard"><draw:custom-shape text:anchor-type="char" draw:z-index="3" draw:style-name="Mgr1" draw:text-style-name="MP1" svg:width="19.051cm" svg:height="0.847cm" svg:x="1.27cm" svg:y="3.355cm"><text:p/><draw:enhanced-geometry svg:viewBox="0 0 21600 21600" draw:type="rectangle" draw:enhanced-path="M 0 0 L 21600 0 21600 21600 0 21600 0 0 Z N"/></draw:custom-shape><draw:frame draw:style-name="Mfr1" draw:name="Frame2" text:anchor-type="char" svg:x="5.122cm" svg:y="1.058cm" svg:width="0.296cm" svg:height="2.752cm" draw:z-index="4"><draw:text-box><text:p text:style-name="MP2">.<text:line-break/>.<text:line-break/>.<text:line-break/>.<text:line-break/>.<text:line-break/>.<text:line-break/>.<text:line-break/>.<text:line-break/>.</text:p><text:p text:style-name="MP3"/></draw:text-box></draw:frame></text:p>
      </style:header>
      <style:header-first>
        <text:p text:style-name="Header"/>
      </style:header-first>
      <style:footer>
        <text:p text:style-name="MP4"><draw:frame draw:style-name="Mfr2" draw:name="Frame1" text:anchor-type="paragraph" svg:y="0.002cm" draw:z-index="5"><draw:text-box fo:min-height="0.058cm" fo:min-width="0cm"><text:p text:style-name="Standard"><text:page-number text:select-page="current">2</text:page-number></text:p></draw:text-box></draw:frame></text:p>
      </style:footer>
      <style:footer-first>
        <text:p text:style-name="Footer"/>
      </style:footer-first>
    </style:master-page>
    <style:master-page style:name="Convert_20_1" style:display-name="Convert 1" style:page-layout-name="Mpm2">
      <style:header>
        <text:p text:style-name="Header"/>
      </style:header>
      <style:header-first>
        <text:p text:style-name="Header"/>
      </style:header-first>
      <style:footer>
        <text:p text:style-name="Standard"><draw:frame draw:style-name="Mfr2" draw:name="Frame3" text:anchor-type="paragraph" svg:y="0.002cm" draw:z-index="0"><draw:text-box fo:min-height="0.058cm" fo:min-width="0cm"><text:p text:style-name="Standard"><text:page-number text:select-page="current">4</text:page-number></text:p></draw:text-box></draw:frame></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de Lara</meta:initial-creator>
    <meta:creation-date>2010-11-23T11:28:00</meta:creation-date>
    <dc:creator>Sergio Montes</dc:creator>
    <dc:date>2018-02-08T19:58:51.981874447</dc:date>
    <meta:print-date>2004-02-23T11:18:00</meta:print-date>
    <meta:editing-cycles>14</meta:editing-cycles>
    <meta:editing-duration>PT3H35M52S</meta:editing-duration>
    <meta:document-statistic meta:table-count="1" meta:image-count="0" meta:object-count="0" meta:page-count="6" meta:paragraph-count="68" meta:word-count="484" meta:character-count="3299" meta:non-whitespace-character-count="2824"/>
    <meta:generator>LibreOffice/4.4.4.3$Linux_X86_64 LibreOffice_project/40m0$Build-3</meta:generator>
    <meta:user-defined meta:name="_TemplateID">TC062071973082</meta:user-defined>
  </office:meta>
</office:document-meta>
</file>